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591in"/>
    </style:style>
    <style:style style:name="co2" style:family="table-column">
      <style:table-column-properties fo:break-before="auto" style:column-width="0.98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772in"/>
    </style:style>
    <style:style style:name="co5" style:family="table-column">
      <style:table-column-properties fo:break-before="auto" style:column-width="3.5917in"/>
    </style:style>
    <style:style style:name="co6" style:family="table-column">
      <style:table-column-properties fo:break-before="auto" style:column-width="1.798in"/>
    </style:style>
    <style:style style:name="co7" style:family="table-column">
      <style:table-column-properties fo:break-before="auto" style:column-width="1.3083in"/>
    </style:style>
    <style:style style:name="co8" style:family="table-column">
      <style:table-column-properties fo:break-before="auto" style:column-width="2.0346in"/>
    </style:style>
    <style:style style:name="co9" style:family="table-column">
      <style:table-column-properties fo:break-before="auto" style:column-width="2.3945in"/>
    </style:style>
    <style:style style:name="co10" style:family="table-column">
      <style:table-column-properties fo:break-before="auto" style:column-width="0.2028in"/>
    </style:style>
    <style:style style:name="co11" style:family="table-column">
      <style:table-column-properties fo:break-before="auto" style:column-width="0.4098in"/>
    </style:style>
    <style:style style:name="co12" style:family="table-column">
      <style:table-column-properties fo:break-before="auto" style:column-width="0.8866in"/>
    </style:style>
    <style:style style:name="co13" style:family="table-column">
      <style:table-column-properties fo:break-before="auto" style:column-width="0.161in"/>
    </style:style>
    <style:style style:name="co14" style:family="table-column">
      <style:table-column-properties fo:break-before="auto" style:column-width="0.9484in"/>
    </style:style>
    <style:style style:name="co15" style:family="table-column">
      <style:table-column-properties fo:break-before="auto" style:column-width="0.8047in"/>
    </style:style>
    <style:style style:name="co16" style:family="table-column">
      <style:table-column-properties fo:break-before="auto" style:column-width="1.1016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 style:data-style-name="N11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ffff99" fo:padding="0.028in"/>
    </style:style>
    <style:style style:name="ce10" style:family="table-cell" style:parent-style-name="Default">
      <style:table-cell-properties fo:background-color="#ffff99" style:diagonal-bl-tr="none" style:diagonal-tl-br="none" fo:border="0.06pt solid #000000" fo:padding="0.028in" style:rotation-align="none"/>
    </style:style>
    <style:style style:name="ce11" style:family="table-cell" style:parent-style-name="Default" style:data-style-name="N131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28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3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26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31"/>
    <style:style style:name="ce18" style:family="table-cell" style:parent-style-name="Default" style:data-style-name="N128"/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8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number-columns-repeated="251" table:default-cell-style-name="ce5"/>
        <table:table-row table:style-name="ro1">
          <table:table-cell table:style-name="ce1" office:value-type="string" calcext:value-type="string" table:number-columns-spanned="7" table:number-rows-spanned="1">
            <text:p>Cathode </text:p>
          </table:table-cell>
          <table:covered-table-cell table:number-columns-repeated="6" table:style-name="ce1"/>
          <table:table-cell table:number-columns-repeated="250"/>
        </table:table-row>
        <table:table-row table:style-name="ro2">
          <table:table-cell table:style-name="ce2"/>
          <table:table-cell table:style-name="ce6" table:number-columns-repeated="2"/>
          <table:table-cell table:style-name="ce9"/>
          <table:table-cell table:style-name="ce6" table:number-columns-repeated="2"/>
          <table:table-cell table:style-name="ce13"/>
          <table:table-cell table:number-columns-repeated="250"/>
        </table:table-row>
        <table:table-row table:style-name="ro2">
          <table:table-cell table:style-name="ce3" office:value-type="string" calcext:value-type="string">
            <text:p>Inlet Operating Condition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Units</text:p>
          </table:table-cell>
          <table:table-cell table:style-name="ce10"/>
          <table:table-cell table:style-name="ce3" office:value-type="string" calcext:value-type="string">
            <text:p>Boundary Condition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Units</text:p>
          </table:table-cell>
          <table:table-cell table:number-columns-repeated="250"/>
        </table:table-row>
        <table:table-row table:style-name="ro2">
          <table:table-cell table:style-name="ce4" office:value-type="string" calcext:value-type="string">
            <text:p>Wet Pressure (gauge)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sig</text:p>
          </table:table-cell>
          <table:table-cell table:style-name="ce10"/>
          <table:table-cell table:style-name="ce4" office:value-type="string" calcext:value-type="string">
            <text:p>wO2</text:p>
          </table:table-cell>
          <table:table-cell table:style-name="ce11" table:formula="of:=([$Sheet2.B13]*[$Sheet3.B2])/([$Sheet2.B13]*[$Sheet3.B2]+[$Sheet2.B14]*[$Sheet3.B4]+[$Sheet2.B15]*[$Sheet3.B5])" office:value-type="float" office:value="0.187265057089896" calcext:value-type="float">
            <text:p>0.187265057</text:p>
          </table:table-cell>
          <table:table-cell table:style-name="ce4" office:value-type="string" calcext:value-type="string">
            <text:p>[-]</text:p>
          </table:table-cell>
          <table:table-cell table:number-columns-repeated="250"/>
        </table:table-row>
        <table:table-row table:style-name="ro3">
          <table:table-cell table:style-name="ce4" office:value-type="string" calcext:value-type="string">
            <text:p>Oxygen Mole Fraction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string" calcext:value-type="string">
            <text:p>[-]</text:p>
          </table:table-cell>
          <table:table-cell table:style-name="ce10"/>
          <table:table-cell table:style-name="ce4" office:value-type="string" calcext:value-type="string">
            <text:p>wH2O</text:p>
          </table:table-cell>
          <table:table-cell table:style-name="ce11" table:formula="of:=([$Sheet2.B15]*[$Sheet3.B5])/([$Sheet2.B13]*[$Sheet3.B2]+[$Sheet2.B14]*[$Sheet3.B4]+[$Sheet2.B15]*[$Sheet3.B5])" office:value-type="float" office:value="0.196100648746486" calcext:value-type="float">
            <text:p>0.196100649</text:p>
          </table:table-cell>
          <table:table-cell table:style-name="ce4" office:value-type="string" calcext:value-type="string">
            <text:p>[-]</text:p>
          </table:table-cell>
          <table:table-cell table:number-columns-repeated="250"/>
        </table:table-row>
        <table:table-row table:style-name="ro3">
          <table:table-cell table:style-name="ce4" office:value-type="string" calcext:value-type="string">
            <text:p>Relative Humidity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4" office:value-type="string" calcext:value-type="string">
            <text:p>[-]</text:p>
          </table:table-cell>
          <table:table-cell table:style-name="ce10"/>
          <table:table-cell table:style-name="ce4" office:value-type="string" calcext:value-type="string">
            <text:p>T</text:p>
          </table:table-cell>
          <table:table-cell table:style-name="ce4" table:formula="of:=[$Sheet2.B3]" office:value-type="float" office:value="348" calcext:value-type="float">
            <text:p>348</text:p>
          </table:table-cell>
          <table:table-cell table:style-name="ce4" table:formula="of:=[$Sheet2.C3]" office:value-type="string" office:string-value="[K]" calcext:value-type="string">
            <text:p>[K]</text:p>
          </table:table-cell>
          <table:table-cell table:number-columns-repeated="250"/>
        </table:table-row>
        <table:table-row table:style-name="ro3">
          <table:table-cell table:style-name="ce4" office:value-type="string" calcext:value-type="string">
            <text:p>Coolant Temperature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[C]</text:p>
          </table:table-cell>
          <table:table-cell table:style-name="ce10"/>
          <table:table-cell table:style-name="ce4" office:value-type="string" calcext:value-type="string">
            <text:p>Wet Pressure</text:p>
          </table:table-cell>
          <table:table-cell table:style-name="ce12" table:formula="of:=[$Sheet2.B5]" office:value-type="float" office:value="135798.785" calcext:value-type="float">
            <text:p>135798.785000</text:p>
          </table:table-cell>
          <table:table-cell table:style-name="ce4" table:formula="of:=[$Sheet2.C5]" office:value-type="string" office:string-value="[Pa]" calcext:value-type="string">
            <text:p>[Pa]</text:p>
          </table:table-cell>
          <table:table-cell table:number-columns-repeated="250"/>
        </table:table-row>
        <table:table-row table:style-name="ro4">
          <table:table-cell table:number-columns-repeated="257"/>
        </table:table-row>
        <table:table-row table:style-name="ro1">
          <table:table-cell table:style-name="ce1" office:value-type="string" calcext:value-type="string" table:number-columns-spanned="7" table:number-rows-spanned="1">
            <text:p>Anode</text:p>
          </table:table-cell>
          <table:covered-table-cell table:number-columns-repeated="6" table:style-name="ce1"/>
          <table:table-cell table:number-columns-repeated="250"/>
        </table:table-row>
        <table:table-row table:style-name="ro2">
          <table:table-cell table:style-name="ce2"/>
          <table:table-cell table:style-name="ce6" table:number-columns-repeated="2"/>
          <table:table-cell table:style-name="ce9"/>
          <table:table-cell table:style-name="ce6" table:number-columns-repeated="2"/>
          <table:table-cell table:style-name="ce13"/>
          <table:table-cell table:number-columns-repeated="250"/>
        </table:table-row>
        <table:table-row table:style-name="ro2">
          <table:table-cell table:style-name="ce3" office:value-type="string" calcext:value-type="string">
            <text:p>Inlet Operating Condition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Units</text:p>
          </table:table-cell>
          <table:table-cell table:style-name="ce10"/>
          <table:table-cell table:style-name="ce3" office:value-type="string" calcext:value-type="string">
            <text:p>Boundary Conditions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Units</text:p>
          </table:table-cell>
          <table:table-cell table:number-columns-repeated="250"/>
        </table:table-row>
        <table:table-row table:style-name="ro3">
          <table:table-cell table:style-name="ce4" office:value-type="string" calcext:value-type="string">
            <text:p>Wet Pressur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psig</text:p>
          </table:table-cell>
          <table:table-cell table:style-name="ce10"/>
          <table:table-cell table:style-name="ce4" office:value-type="string" calcext:value-type="string">
            <text:p>wH2</text:p>
          </table:table-cell>
          <table:table-cell table:style-name="ce11" table:formula="of:=([$Sheet2.B29]*[$Sheet3.B3])/([$Sheet2.B29]*[$Sheet3.B3]+[$Sheet2.B30]*[$Sheet3.B4]+[$Sheet2.B31]*[$Sheet3.B5])" office:value-type="float" office:value="0.221483087347827" calcext:value-type="float">
            <text:p>0.221483087</text:p>
          </table:table-cell>
          <table:table-cell table:style-name="ce4" office:value-type="string" calcext:value-type="string">
            <text:p>[-]</text:p>
          </table:table-cell>
          <table:table-cell table:number-columns-repeated="250"/>
        </table:table-row>
        <table:table-row table:style-name="ro3">
          <table:table-cell table:style-name="ce4" office:value-type="string" calcext:value-type="string">
            <text:p>Hydrogen Mole Frac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[-]</text:p>
          </table:table-cell>
          <table:table-cell table:style-name="ce10"/>
          <table:table-cell table:style-name="ce4" office:value-type="string" calcext:value-type="string">
            <text:p>wH2O</text:p>
          </table:table-cell>
          <table:table-cell table:style-name="ce11" table:formula="of:=([$Sheet2.B31]*[$Sheet3.B5])/([$Sheet2.B29]*[$Sheet3.B3]+[$Sheet2.B30]*[$Sheet3.B4]+[$Sheet2.B31]*[$Sheet3.B5])" office:value-type="float" office:value="0.778516912652173" calcext:value-type="float">
            <text:p>0.778516913</text:p>
          </table:table-cell>
          <table:table-cell table:style-name="ce4" office:value-type="string" calcext:value-type="string">
            <text:p>[-]</text:p>
          </table:table-cell>
          <table:table-cell table:number-columns-repeated="250"/>
        </table:table-row>
        <table:table-row table:style-name="ro3">
          <table:table-cell table:style-name="ce4" office:value-type="string" calcext:value-type="string">
            <text:p>Relative Humidity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4" office:value-type="string" calcext:value-type="string">
            <text:p>[-]</text:p>
          </table:table-cell>
          <table:table-cell table:style-name="ce10"/>
          <table:table-cell table:style-name="ce4" office:value-type="string" calcext:value-type="string">
            <text:p>T</text:p>
          </table:table-cell>
          <table:table-cell table:style-name="ce4" table:formula="of:=[$Sheet2.B19]" office:value-type="float" office:value="348" calcext:value-type="float">
            <text:p>348</text:p>
          </table:table-cell>
          <table:table-cell table:style-name="ce4" table:formula="of:=[$Sheet2.C11]" office:value-type="string" office:string-value="[Pa]" calcext:value-type="string">
            <text:p>[Pa]</text:p>
          </table:table-cell>
          <table:table-cell table:number-columns-repeated="250"/>
        </table:table-row>
        <table:table-row table:style-name="ro3">
          <table:table-cell table:style-name="ce4" office:value-type="string" calcext:value-type="string">
            <text:p>Coolant Temperature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[C]</text:p>
          </table:table-cell>
          <table:table-cell table:style-name="ce10"/>
          <table:table-cell table:style-name="ce4" office:value-type="string" calcext:value-type="string">
            <text:p>Wet Pressure</text:p>
          </table:table-cell>
          <table:table-cell table:style-name="ce12" table:formula="of:=[$Sheet2.B21]" office:value-type="float" office:value="135798.785" calcext:value-type="float">
            <text:p>135798.785000</text:p>
          </table:table-cell>
          <table:table-cell table:style-name="ce4" table:formula="of:=[$Sheet2.C21]" office:value-type="string" office:string-value="[Pa]" calcext:value-type="string">
            <text:p>[Pa]</text:p>
          </table:table-cell>
          <table:table-cell table:number-columns-repeated="250"/>
        </table:table-row>
        <table:table-row table:style-name="ro4" table:number-rows-repeated="1048560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Sheet2" table:style-name="ta2">
        <office:forms form:automatic-focus="false" form:apply-design-mode="false"/>
        <table:table-column table:style-name="co6" table:default-cell-style-name="ce8"/>
        <table:table-column table:style-name="co7" table:default-cell-style-name="ce8"/>
        <table:table-column table:style-name="co3" table:default-cell-style-name="ce8"/>
        <table:table-column table:style-name="co3" table:number-columns-repeated="254" table:default-cell-style-name="ce5"/>
        <table:table-row table:style-name="ro4">
          <table:table-cell office:value-type="string" calcext:value-type="string">
            <text:p>Cathode</text:p>
          </table:table-cell>
          <table:table-cell table:number-columns-repeated="256"/>
        </table:table-row>
        <table:table-row table:style-name="ro4">
          <table:table-cell table:number-columns-repeated="257"/>
        </table:table-row>
        <table:table-row table:style-name="ro4">
          <table:table-cell office:value-type="string" calcext:value-type="string">
            <text:p>Temperature </text:p>
          </table:table-cell>
          <table:table-cell table:formula="of:=[$Sheet1.B7]+273" office:value-type="float" office:value="348" calcext:value-type="float">
            <text:p>348</text:p>
          </table:table-cell>
          <table:table-cell office:value-type="string" calcext:value-type="string">
            <text:p>[K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Mole Fraction O2</text:p>
          </table:table-cell>
          <table:table-cell table:formula="of:=[$Sheet1.B5]" office:value-type="float" office:value="0.21" calcext:value-type="float">
            <text:p>0.21</text:p>
          </table:table-cell>
          <table:table-cell office:value-type="string" calcext:value-type="string">
            <text:p>[-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Operating Pressure (Wet)</text:p>
          </table:table-cell>
          <table:table-cell table:formula="of:=[$Sheet1.B4]*6894.757+101325" office:value-type="float" office:value="135798.785" calcext:value-type="float">
            <text:p>135798.785</text:p>
          </table:table-cell>
          <table:table-cell office:value-type="string" calcext:value-type="string">
            <text:p>[Pa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elative Humidity</text:p>
          </table:table-cell>
          <table:table-cell table:formula="of:=[$Sheet1.B6]" office:value-type="float" office:value="1" calcext:value-type="float">
            <text:p>1</text:p>
          </table:table-cell>
          <table:table-cell office:value-type="string" calcext:value-type="string">
            <text:p>[-]</text:p>
          </table:table-cell>
          <table:table-cell table:number-columns-repeated="254"/>
        </table:table-row>
        <table:table-row table:style-name="ro4">
          <table:table-cell table:number-columns-repeated="257"/>
        </table:table-row>
        <table:table-row table:style-name="ro4">
          <table:table-cell office:value-type="string" calcext:value-type="string">
            <text:p>Saturation Pressure (H2O)</text:p>
          </table:table-cell>
          <table:table-cell table:formula="of:=(0.00126837*[.B3]^4-1.49827*[.B3]^3+670.916*[.B3]^2-134832*[.B3]+10250300)" office:value-type="float" office:value="38137.9410099257" calcext:value-type="float">
            <text:p>38137.9410099257</text:p>
          </table:table-cell>
          <table:table-cell office:value-type="string" calcext:value-type="string">
            <text:p>[Pa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partial pressure H2O</text:p>
          </table:table-cell>
          <table:table-cell table:formula="of:=[.B8]*[.B6]" office:value-type="float" office:value="38137.9410099257" calcext:value-type="float">
            <text:p>38137.9410099257</text:p>
          </table:table-cell>
          <table:table-cell table:formula="of:=[.C8]" office:value-type="string" office:string-value="[Pa]" calcext:value-type="string">
            <text:p>[Pa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Operating Pressure(Dry)</text:p>
          </table:table-cell>
          <table:table-cell table:formula="of:=[.B5]-[.B9]" office:value-type="float" office:value="97660.8439900743" calcext:value-type="float">
            <text:p>97660.8439900743</text:p>
          </table:table-cell>
          <table:table-cell table:formula="of:=[.C9]" office:value-type="string" office:string-value="[Pa]" calcext:value-type="string">
            <text:p>[Pa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partial pressure O2</text:p>
          </table:table-cell>
          <table:table-cell table:formula="of:=[.B10]*[.B4]" office:value-type="float" office:value="20508.7772379156" calcext:value-type="float">
            <text:p>20508.7772379156</text:p>
          </table:table-cell>
          <table:table-cell table:formula="of:=[.C10]" office:value-type="string" office:string-value="[Pa]" calcext:value-type="string">
            <text:p>[Pa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partial pressure N2</text:p>
          </table:table-cell>
          <table:table-cell table:formula="of:=(1-[.B4])*[.B10]" office:value-type="float" office:value="77152.0667521587" calcext:value-type="float">
            <text:p>77152.0667521587</text:p>
          </table:table-cell>
          <table:table-cell table:formula="of:=[.C11]" office:value-type="string" office:string-value="[Pa]" calcext:value-type="string">
            <text:p>[Pa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mole Fraction O2 (Wet)</text:p>
          </table:table-cell>
          <table:table-cell table:formula="of:=[.B11]/[.B5]" office:value-type="float" office:value="0.15102327489834" calcext:value-type="float">
            <text:p>0.1510232749</text:p>
          </table:table-cell>
          <table:table-cell office:value-type="string" calcext:value-type="string">
            <text:p>[-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mole Fraction N2 (Wet)</text:p>
          </table:table-cell>
          <table:table-cell table:formula="of:=[.B12]/[.B5]" office:value-type="float" office:value="0.568135176998518" calcext:value-type="float">
            <text:p>0.568135177</text:p>
          </table:table-cell>
          <table:table-cell office:value-type="string" calcext:value-type="string">
            <text:p>[-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mole Fraction H2O (Wet)</text:p>
          </table:table-cell>
          <table:table-cell table:formula="of:=[.B9]/[.B5]" office:value-type="float" office:value="0.280841548103142" calcext:value-type="float">
            <text:p>0.2808415481</text:p>
          </table:table-cell>
          <table:table-cell office:value-type="string" calcext:value-type="string">
            <text:p>[-]</text:p>
          </table:table-cell>
          <table:table-cell table:number-columns-repeated="254"/>
        </table:table-row>
        <table:table-row table:style-name="ro4">
          <table:table-cell table:number-columns-repeated="257"/>
        </table:table-row>
        <table:table-row table:style-name="ro4">
          <table:table-cell office:value-type="string" calcext:value-type="string">
            <text:p>Anode</text:p>
          </table:table-cell>
          <table:table-cell table:number-columns-repeated="256"/>
        </table:table-row>
        <table:table-row table:style-name="ro4">
          <table:table-cell table:number-columns-repeated="257"/>
        </table:table-row>
        <table:table-row table:style-name="ro4">
          <table:table-cell office:value-type="string" calcext:value-type="string">
            <text:p>Temperature </text:p>
          </table:table-cell>
          <table:table-cell table:formula="of:=[$Sheet1.B15]+273" office:value-type="float" office:value="348" calcext:value-type="float">
            <text:p>348</text:p>
          </table:table-cell>
          <table:table-cell office:value-type="string" calcext:value-type="string">
            <text:p>[K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Mole Fraction H2</text:p>
          </table:table-cell>
          <table:table-cell table:formula="of:=[$Sheet1.B13]" office:value-type="float" office:value="1" calcext:value-type="float">
            <text:p>1</text:p>
          </table:table-cell>
          <table:table-cell office:value-type="string" calcext:value-type="string">
            <text:p>[-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Operating Pressure (Wet)</text:p>
          </table:table-cell>
          <table:table-cell table:formula="of:=[$Sheet1.B12]*6894.757+101325" office:value-type="float" office:value="135798.785" calcext:value-type="float">
            <text:p>135798.785</text:p>
          </table:table-cell>
          <table:table-cell office:value-type="string" calcext:value-type="string">
            <text:p>[Pa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elative Humidity</text:p>
          </table:table-cell>
          <table:table-cell table:formula="of:=[$Sheet1.B14]" office:value-type="float" office:value="1" calcext:value-type="float">
            <text:p>1</text:p>
          </table:table-cell>
          <table:table-cell office:value-type="string" calcext:value-type="string">
            <text:p>[-]</text:p>
          </table:table-cell>
          <table:table-cell table:number-columns-repeated="254"/>
        </table:table-row>
        <table:table-row table:style-name="ro4">
          <table:table-cell table:number-columns-repeated="257"/>
        </table:table-row>
        <table:table-row table:style-name="ro4">
          <table:table-cell office:value-type="string" calcext:value-type="string">
            <text:p>Saturation Pressure (H2O)</text:p>
          </table:table-cell>
          <table:table-cell table:formula="of:=(0.00126837*[.B19]^4-1.49827*[.B19]^3+670.916*[.B19]^2-134832*[.B19]+10250300)" office:value-type="float" office:value="38137.9410099257" calcext:value-type="float">
            <text:p>38137.9410099257</text:p>
          </table:table-cell>
          <table:table-cell office:value-type="string" calcext:value-type="string">
            <text:p>[Pa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partial pressure H2O</text:p>
          </table:table-cell>
          <table:table-cell table:formula="of:=[.B24]*[.B22]" office:value-type="float" office:value="38137.9410099257" calcext:value-type="float">
            <text:p>38137.9410099257</text:p>
          </table:table-cell>
          <table:table-cell table:formula="of:=[.C24]" office:value-type="string" office:string-value="[Pa]" calcext:value-type="string">
            <text:p>[Pa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Operating Pressure(Dry)</text:p>
          </table:table-cell>
          <table:table-cell table:formula="of:=[.B21]-[.B25]" office:value-type="float" office:value="97660.8439900743" calcext:value-type="float">
            <text:p>97660.8439900743</text:p>
          </table:table-cell>
          <table:table-cell table:formula="of:=[.C25]" office:value-type="string" office:string-value="[Pa]" calcext:value-type="string">
            <text:p>[Pa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partial pressure H2</text:p>
          </table:table-cell>
          <table:table-cell table:formula="of:=[.B26]*[.B20]" office:value-type="float" office:value="97660.8439900743" calcext:value-type="float">
            <text:p>97660.8439900743</text:p>
          </table:table-cell>
          <table:table-cell table:formula="of:=[.C26]" office:value-type="string" office:string-value="[Pa]" calcext:value-type="string">
            <text:p>[Pa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partial pressure N2</text:p>
          </table:table-cell>
          <table:table-cell table:formula="of:=(1-[.B20])*[.B26]" office:value-type="float" office:value="0" calcext:value-type="float">
            <text:p>0</text:p>
          </table:table-cell>
          <table:table-cell table:formula="of:=[.C27]" office:value-type="string" office:string-value="[Pa]" calcext:value-type="string">
            <text:p>[Pa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mole Fraction H2 (Wet)</text:p>
          </table:table-cell>
          <table:table-cell table:formula="of:=[.B27]/[.B21]" office:value-type="float" office:value="0.719158451896858" calcext:value-type="float">
            <text:p>0.7191584519</text:p>
          </table:table-cell>
          <table:table-cell office:value-type="string" calcext:value-type="string">
            <text:p>[-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mole Fraction N2 (Wet)</text:p>
          </table:table-cell>
          <table:table-cell table:formula="of:=[.B28]/[.B21]" office:value-type="float" office:value="0" calcext:value-type="float">
            <text:p>0</text:p>
          </table:table-cell>
          <table:table-cell office:value-type="string" calcext:value-type="string">
            <text:p>[-]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mole Fraction H2O (Wet)</text:p>
          </table:table-cell>
          <table:table-cell table:formula="of:=[.B25]/[.B21]" office:value-type="float" office:value="0.280841548103142" calcext:value-type="float">
            <text:p>0.2808415481</text:p>
          </table:table-cell>
          <table:table-cell office:value-type="string" calcext:value-type="string">
            <text:p>[-]</text:p>
          </table:table-cell>
          <table:table-cell table:number-columns-repeated="254"/>
        </table:table-row>
        <table:table-row table:style-name="ro4" table:number-rows-repeated="1048544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Sheet3" table:style-name="ta3">
        <office:forms form:automatic-focus="false" form:apply-design-mode="false"/>
        <table:table-column table:style-name="co8" table:default-cell-style-name="ce8"/>
        <table:table-column table:style-name="co9" table:default-cell-style-name="ce8"/>
        <table:table-column table:style-name="co3" table:default-cell-style-name="ce8"/>
        <table:table-column table:style-name="co3" table:number-columns-repeated="254" table:default-cell-style-name="ce5"/>
        <table:table-row table:style-name="ro4">
          <table:table-cell table:style-name="ce14" office:value-type="string" calcext:value-type="string">
            <text:p>Molecular Weights</text:p>
          </table:table-cell>
          <table:table-cell table:number-columns-repeated="256"/>
        </table:table-row>
        <table:table-row table:style-name="ro5">
          <table:table-cell office:value-type="string" calcext:value-type="string">
            <text:p>Oxygen (O2)</text:p>
          </table:table-cell>
          <table:table-cell table:style-name="ce15" office:value-type="float" office:value="0.032" calcext:value-type="float">
            <text:p>32.000E-03</text:p>
          </table:table-cell>
          <table:table-cell office:value-type="string" calcext:value-type="string">
            <text:p>[kg/mol]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Hydrogen (H2)</text:p>
          </table:table-cell>
          <table:table-cell table:style-name="ce15" office:value-type="float" office:value="0.002002" calcext:value-type="float">
            <text:p>20.020E-04</text:p>
          </table:table-cell>
          <table:table-cell office:value-type="string" calcext:value-type="string">
            <text:p>[kg/mol]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Nitrogen (N2)</text:p>
          </table:table-cell>
          <table:table-cell table:style-name="ce15" office:value-type="float" office:value="0.02801" calcext:value-type="float">
            <text:p>28.010E-03</text:p>
          </table:table-cell>
          <table:table-cell office:value-type="string" calcext:value-type="string">
            <text:p>[kg/mol]</text:p>
          </table:table-cell>
          <table:table-cell table:number-columns-repeated="254"/>
        </table:table-row>
        <table:table-row table:style-name="ro5">
          <table:table-cell office:value-type="string" calcext:value-type="string">
            <text:p>Water (H2O)</text:p>
          </table:table-cell>
          <table:table-cell table:style-name="ce15" office:value-type="float" office:value="0.01802" calcext:value-type="float">
            <text:p>18.020E-03</text:p>
          </table:table-cell>
          <table:table-cell office:value-type="string" calcext:value-type="string">
            <text:p>[kg/mol]</text:p>
          </table:table-cell>
          <table:table-cell table:number-columns-repeated="254"/>
        </table:table-row>
        <table:table-row table:style-name="ro4">
          <table:table-cell/>
          <table:table-cell table:style-name="ce16"/>
          <table:table-cell table:number-columns-repeated="255"/>
        </table:table-row>
        <table:table-row table:style-name="ro4" table:number-rows-repeated="6">
          <table:table-cell table:number-columns-repeated="257"/>
        </table:table-row>
        <table:table-row table:style-name="ro4">
          <table:table-cell table:number-columns-repeated="2"/>
          <table:table-cell office:value-type="string" calcext:value-type="string">
            <text:p>`</text:p>
          </table:table-cell>
          <table:table-cell table:number-columns-repeated="254"/>
        </table:table-row>
        <table:table-row table:style-name="ro4" table:number-rows-repeated="1048562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Sheet6" table:style-name="ta4">
        <office:forms form:automatic-focus="false" form:apply-design-mode="false"/>
        <table:table-column table:style-name="co3" table:default-cell-style-name="Default"/>
        <table:table-row table:style-name="ro4">
          <table:table-cell/>
        </table:table-row>
      </table:table>
      <table:table table:name="massFractionOxygen" table:style-name="ta4">
        <table:table-source xlink:type="simple" xlink:href="../cathode/massFractionOxygen" table:table-name="massFractionOxygen" table:filter-name="Text - txt - csv (StarCalc)" table:filter-options="32,34,76,1,,0,false,false"/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4"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style-name="ce17" table:formula="of:=[Sheet1.F4]" office:value-type="float" office:value="0.187265057089896" calcext:value-type="float">
            <text:p>0.187265057</text:p>
          </table:table-cell>
          <table:table-cell office:value-type="string" calcext:value-type="string">
            <text:p>)</text:p>
          </table:table-cell>
        </table:table-row>
        <table:table-row table:style-name="ro4">
          <table:table-cell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table:style-name="ce17" table:formula="of:=[Sheet1.F4]" office:value-type="float" office:value="0.187265057089896" calcext:value-type="float">
            <text:p>0.187265057</text:p>
          </table:table-cell>
          <table:table-cell office:value-type="string" calcext:value-type="string">
            <text:p>)</text:p>
          </table:table-cell>
        </table:table-row>
        <table:table-row table:style-name="ro4">
          <table:table-cell office:value-type="string" calcext:value-type="string">
            <text:p>);</text:p>
          </table:table-cell>
          <table:table-cell table:number-columns-repeated="3"/>
        </table:table-row>
      </table:table>
      <table:table table:name="massFractionWaterVapour" table:style-name="ta4">
        <table:table-source xlink:type="simple" xlink:href="../cathode/massFractionWaterVapour" table:table-name="massFractionWaterVapour" table:filter-name="Text - txt - csv (StarCalc)" table:filter-options="32,34,76,1,,0,false,false"/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3" table:default-cell-style-name="Default"/>
        <table:table-row table:style-name="ro4"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style-name="ce17" table:formula="of:=[Sheet1.F5]" office:value-type="float" office:value="0.196100648746486" calcext:value-type="float">
            <text:p>0.196100649</text:p>
          </table:table-cell>
          <table:table-cell office:value-type="string" calcext:value-type="string">
            <text:p>)</text:p>
          </table:table-cell>
        </table:table-row>
        <table:table-row table:style-name="ro4">
          <table:table-cell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table:style-name="ce17" table:formula="of:=[Sheet1.F5]" office:value-type="float" office:value="0.196100648746486" calcext:value-type="float">
            <text:p>0.196100649</text:p>
          </table:table-cell>
          <table:table-cell office:value-type="string" calcext:value-type="string">
            <text:p>)</text:p>
          </table:table-cell>
        </table:table-row>
        <table:table-row table:style-name="ro4">
          <table:table-cell office:value-type="string" calcext:value-type="string">
            <text:p>);</text:p>
          </table:table-cell>
          <table:table-cell table:number-columns-repeated="3"/>
        </table:table-row>
      </table:table>
      <table:table table:name="temperature" table:style-name="ta4">
        <table:table-source xlink:type="simple" xlink:href="../cathode/temperature" table:table-name="temperature" table:filter-name="Text - txt - csv (StarCalc)" table:filter-options="32,34,76,1,,0,false,false"/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3" table:default-cell-style-name="Default"/>
        <table:table-row table:style-name="ro4"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formula="of:=[Sheet1.F6]" office:value-type="float" office:value="348" calcext:value-type="float">
            <text:p>348</text:p>
          </table:table-cell>
          <table:table-cell office:value-type="string" calcext:value-type="string">
            <text:p>)</text:p>
          </table:table-cell>
        </table:table-row>
        <table:table-row table:style-name="ro4">
          <table:table-cell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table:formula="of:=[Sheet1.F6]" office:value-type="float" office:value="348" calcext:value-type="float">
            <text:p>348</text:p>
          </table:table-cell>
          <table:table-cell office:value-type="string" calcext:value-type="string">
            <text:p>)</text:p>
          </table:table-cell>
        </table:table-row>
        <table:table-row table:style-name="ro4">
          <table:table-cell office:value-type="string" calcext:value-type="string">
            <text:p>);</text:p>
          </table:table-cell>
          <table:table-cell table:number-columns-repeated="3"/>
        </table:table-row>
      </table:table>
      <table:table table:name="wetPressure" table:style-name="ta4">
        <table:table-source xlink:type="simple" xlink:href="../cathode/wetPressure" table:table-name="wetPressure" table:filter-name="Text - txt - csv (StarCalc)" table:filter-options="9/32/MRG,34,76,1,,0,false,false"/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3" table:default-cell-style-name="Default"/>
        <table:table-row table:style-name="ro4">
          <table:table-cell office:value-type="string" calcext:value-type="string">
            <text:p>(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table:style-name="ce18" table:formula="of:=[Sheet1.F7]" office:value-type="float" office:value="135798.785" calcext:value-type="float">
            <text:p>135798.785000</text:p>
          </table:table-cell>
          <table:table-cell office:value-type="string" calcext:value-type="string">
            <text:p>)</text:p>
          </table:table-cell>
        </table:table-row>
        <table:table-row table:style-name="ro4">
          <table:table-cell office:value-type="string" calcext:value-type="string">
            <text:p>(</text:p>
          </table:table-cell>
          <table:table-cell office:value-type="float" office:value="1000" calcext:value-type="float">
            <text:p>1000</text:p>
          </table:table-cell>
          <table:table-cell table:style-name="ce18" table:formula="of:=[Sheet1.F7]" office:value-type="float" office:value="135798.785" calcext:value-type="float">
            <text:p>135798.785000</text:p>
          </table:table-cell>
          <table:table-cell office:value-type="string" calcext:value-type="string">
            <text:p>)</text:p>
          </table:table-cell>
        </table:table-row>
        <table:table-row table:style-name="ro4">
          <table:table-cell office:value-type="string" calcext:value-type="string">
            <text:p>);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scientific-number number:decimal-places="1" number:min-integer-digits="2" number:min-exponent-digits="2"/>
    </number:number-style>
    <number:number-style style:name="N127">
      <number:number number:decimal-places="5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8" number:min-integer-digits="1"/>
    </number:number-style>
    <number:number-style style:name="N131">
      <number:number number:decimal-places="9" number:min-integer-digits="1"/>
    </number:number-style>
    <number:number-style style:name="N132">
      <number:scientific-number number:decimal-places="3" number:min-integer-digits="2" number:min-exponent-digits="2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02:46:18.585297500</meta:creation-date>
    <dc:date>2015-07-20T06:53:47.149221388</dc:date>
    <meta:editing-cycles>17</meta:editing-cycles>
    <meta:editing-duration>PT3H3M40S</meta:editing-duration>
    <meta:generator>LibreOffice/4.3.7.2$Linux_X86_64 LibreOffice_project/430m0$Build-2</meta:generator>
    <meta:document-statistic meta:table-count="8" meta:cell-count="190" meta:object-count="0"/>
  </office:meta>
</office:document-meta>
</file>